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順位</text:p>
          </table:table-cell>
          <table:table-cell table:style-name="ce1" office:value-type="string" calcext:value-type="string">
            <text:p>銘柄名</text:p>
          </table:table-cell>
          <table:table-cell table:style-name="ce1" office:value-type="string" calcext:value-type="string">
            <text:p>時価総額（円）</text:p>
          </table:table-cell>
          <table:table-cell table:style-name="ce1" office:value-type="string" calcext:value-type="string">
            <text:p>現在値（円）</text:p>
          </table:table-cell>
          <table:table-cell table:style-name="ce1" office:value-type="string" calcext:value-type="string">
            <text:p>前日比</text:p>
          </table:table-cell>
          <table:table-cell table:number-columns-repeated="1637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ikkei.com/nkd/company/?scode=7203" xlink:type="simple">トヨタ</text:a>7203プライム</text:p>
          </table:table-cell>
          <table:table-cell table:style-name="ce2" office:value-type="float" office:value="42488516267400" calcext:value-type="float">
            <text:p>42488516267400</text:p>
          </table:table-cell>
          <table:table-cell table:style-name="ce2" office:value-type="string" calcext:value-type="string">
            <text:p>2,690(15:30)</text:p>
          </table:table-cell>
          <table:table-cell table:style-name="ce2" office:value-type="string" calcext:value-type="string">
            <text:p>＋32.5＋1.22%</text:p>
          </table:table-cell>
          <table:table-cell table:number-columns-repeated="1637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nikkei.com/nkd/company/?scode=6758" xlink:type="simple">ソニーＧ</text:a>6758プライム</text:p>
          </table:table-cell>
          <table:table-cell table:style-name="ce2" office:value-type="float" office:value="21739580630075" calcext:value-type="float">
            <text:p>21739580630075</text:p>
          </table:table-cell>
          <table:table-cell table:style-name="ce2" office:value-type="string" calcext:value-type="string">
            <text:p>3,535(15:30)</text:p>
          </table:table-cell>
          <table:table-cell table:style-name="ce2" office:value-type="string" calcext:value-type="string">
            <text:p>＋7＋0.19%</text:p>
          </table:table-cell>
          <table:table-cell table:number-columns-repeated="163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ikkei.com/nkd/company/?scode=8306" xlink:type="simple">三菱ＵＦＪ</text:a>8306プライム</text:p>
          </table:table-cell>
          <table:table-cell table:style-name="ce2" office:value-type="float" office:value="20937478446200" calcext:value-type="float">
            <text:p>20937478446200</text:p>
          </table:table-cell>
          <table:table-cell table:style-name="ce2" office:value-type="string" calcext:value-type="string">
            <text:p>1,735(15:30)</text:p>
          </table:table-cell>
          <table:table-cell table:style-name="ce2" office:value-type="string" calcext:value-type="string">
            <text:p>＋13.5＋0.78%</text:p>
          </table:table-cell>
          <table:table-cell table:number-columns-repeated="1637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ikkei.com/nkd/company/?scode=6501" xlink:type="simple">日立</text:a>6501プライム</text:p>
          </table:table-cell>
          <table:table-cell table:style-name="ce2" office:value-type="float" office:value="17148799268640" calcext:value-type="float">
            <text:p>17148799268640</text:p>
          </table:table-cell>
          <table:table-cell table:style-name="ce2" office:value-type="string" calcext:value-type="string">
            <text:p>3,744(15:30)</text:p>
          </table:table-cell>
          <table:table-cell table:style-name="ce2" office:value-type="string" calcext:value-type="string">
            <text:p>＋187＋5.25%</text:p>
          </table:table-cell>
          <table:table-cell table:number-columns-repeated="163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nikkei.com/nkd/company/?scode=6861" xlink:type="simple">キーエンス</text:a>6861プライム</text:p>
          </table:table-cell>
          <table:table-cell table:style-name="ce2" office:value-type="float" office:value="14911063106040" calcext:value-type="float">
            <text:p>14911063106040</text:p>
          </table:table-cell>
          <table:table-cell table:style-name="ce2" office:value-type="string" calcext:value-type="string">
            <text:p>61,310(15:30)</text:p>
          </table:table-cell>
          <table:table-cell table:style-name="ce2" office:value-type="string" calcext:value-type="string">
            <text:p>＋1520＋2.54%</text:p>
          </table:table-cell>
          <table:table-cell table:number-columns-repeated="1637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www.nikkei.com/nkd/company/?scode=9983" xlink:type="simple">ファストリ</text:a>9983プライム</text:p>
          </table:table-cell>
          <table:table-cell table:style-name="ce2" office:value-type="float" office:value="14876830254000" calcext:value-type="float">
            <text:p>14876830254000</text:p>
          </table:table-cell>
          <table:table-cell table:style-name="ce2" office:value-type="string" calcext:value-type="string">
            <text:p>46,750(15:30)</text:p>
          </table:table-cell>
          <table:table-cell table:style-name="ce2" office:value-type="string" calcext:value-type="string">
            <text:p>＋500＋1.08%</text:p>
          </table:table-cell>
          <table:table-cell table:number-columns-repeated="163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www.nikkei.com/nkd/company/?scode=7974" xlink:type="simple">任天堂</text:a>7974プライム</text:p>
          </table:table-cell>
          <table:table-cell table:style-name="ce2" office:value-type="float" office:value="14805066000000" calcext:value-type="float">
            <text:p>14805066000000</text:p>
          </table:table-cell>
          <table:table-cell table:style-name="ce2" office:value-type="string" calcext:value-type="string">
            <text:p>11,400(15:30)</text:p>
          </table:table-cell>
          <table:table-cell table:style-name="ce2" office:value-type="string" calcext:value-type="string">
            <text:p>＋400＋3.63%</text:p>
          </table:table-cell>
          <table:table-cell table:number-columns-repeated="163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www.nikkei.com/nkd/company/?scode=4519" xlink:type="simple">中外薬</text:a>4519プライム</text:p>
          </table:table-cell>
          <table:table-cell table:style-name="ce2" office:value-type="float" office:value="13892523136758" calcext:value-type="float">
            <text:p>13892523136758</text:p>
          </table:table-cell>
          <table:table-cell table:style-name="ce2" office:value-type="string" calcext:value-type="string">
            <text:p>8,274(15:30)</text:p>
          </table:table-cell>
          <table:table-cell table:style-name="ce2" office:value-type="string" calcext:value-type="string">
            <text:p>＋23＋0.27%</text:p>
          </table:table-cell>
          <table:table-cell table:number-columns-repeated="1637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www.nikkei.com/nkd/company/?scode=9432" xlink:type="simple">ＮＴＴ</text:a>9432プライム</text:p>
          </table:table-cell>
          <table:table-cell table:style-name="ce2" office:value-type="float" office:value="13365226700640" calcext:value-type="float">
            <text:p>13365226700640</text:p>
          </table:table-cell>
          <table:table-cell table:style-name="ce2" office:value-type="string" calcext:value-type="string">
            <text:p>147.6(15:30)</text:p>
          </table:table-cell>
          <table:table-cell table:style-name="ce2" office:value-type="string" calcext:value-type="string">
            <text:p>＋1.5＋1.02%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www.nikkei.com/nkd/company/?scode=8316" xlink:type="simple">三井住友ＦＧ</text:a>8316プライム</text:p>
          </table:table-cell>
          <table:table-cell table:style-name="ce2" office:value-type="float" office:value="12783710002278" calcext:value-type="float">
            <text:p>12783710002278</text:p>
          </table:table-cell>
          <table:table-cell table:style-name="ce2" office:value-type="string" calcext:value-type="string">
            <text:p>3,291(15:30)</text:p>
          </table:table-cell>
          <table:table-cell table:style-name="ce2" office:value-type="string" calcext:value-type="string">
            <text:p>＋35＋1.07%</text:p>
          </table:table-cell>
          <table:table-cell table:number-columns-repeated="1637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ww.nikkei.com/nkd/company/?scode=6098" xlink:type="simple">リクルート</text:a>6098プライム</text:p>
          </table:table-cell>
          <table:table-cell table:style-name="ce2" office:value-type="float" office:value="11899807541741" calcext:value-type="float">
            <text:p>11899807541741</text:p>
          </table:table-cell>
          <table:table-cell table:style-name="ce2" office:value-type="string" calcext:value-type="string">
            <text:p>7,609(15:30)</text:p>
          </table:table-cell>
          <table:table-cell table:style-name="ce2" office:value-type="string" calcext:value-type="string">
            <text:p>＋346＋4.76%</text:p>
          </table:table-cell>
          <table:table-cell table:number-columns-repeated="1637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nikkei.com/nkd/company/?scode=8001" xlink:type="simple">伊藤忠</text:a>8001プライム</text:p>
          </table:table-cell>
          <table:table-cell table:style-name="ce2" office:value-type="float" office:value="11297092384512" calcext:value-type="float">
            <text:p>11297092384512</text:p>
          </table:table-cell>
          <table:table-cell table:style-name="ce2" office:value-type="string" calcext:value-type="string">
            <text:p>7,128(15:30)</text:p>
          </table:table-cell>
          <table:table-cell table:style-name="ce2" office:value-type="string" calcext:value-type="string">
            <text:p>＋85＋1.20%</text:p>
          </table:table-cell>
          <table:table-cell table:number-columns-repeated="1637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www.nikkei.com/nkd/company/?scode=9433" xlink:type="simple">ＫＤＤＩ</text:a>9433プライム</text:p>
          </table:table-cell>
          <table:table-cell table:style-name="ce2" office:value-type="float" office:value="11046905936640" calcext:value-type="float">
            <text:p>11046905936640</text:p>
          </table:table-cell>
          <table:table-cell table:style-name="ce2" office:value-type="string" calcext:value-type="string">
            <text:p>2,520(15:30)</text:p>
          </table:table-cell>
          <table:table-cell table:style-name="ce2" office:value-type="string" calcext:value-type="string">
            <text:p>＋23＋0.92%</text:p>
          </table:table-cell>
          <table:table-cell table:number-columns-repeated="1637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www.nikkei.com/nkd/company/?scode=8058" xlink:type="simple">三菱商</text:a>8058プライム</text:p>
          </table:table-cell>
          <table:table-cell table:style-name="ce2" office:value-type="float" office:value="10771963507734" calcext:value-type="float">
            <text:p>10771963507734</text:p>
          </table:table-cell>
          <table:table-cell table:style-name="ce2" office:value-type="string" calcext:value-type="string">
            <text:p>2,678(15:30)</text:p>
          </table:table-cell>
          <table:table-cell table:style-name="ce2" office:value-type="string" calcext:value-type="string">
            <text:p>＋11.5＋0.43%</text:p>
          </table:table-cell>
          <table:table-cell table:number-columns-repeated="1637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www.nikkei.com/nkd/company/?scode=8766" xlink:type="simple">東京海上</text:a>8766プライム</text:p>
          </table:table-cell>
          <table:table-cell table:style-name="ce2" office:value-type="float" office:value="10762710000000" calcext:value-type="float">
            <text:p>10762710000000</text:p>
          </table:table-cell>
          <table:table-cell table:style-name="ce2" office:value-type="string" calcext:value-type="string">
            <text:p>5,565(15:30)</text:p>
          </table:table-cell>
          <table:table-cell table:style-name="ce2" office:value-type="string" calcext:value-type="string">
            <text:p>－11－0.19%</text:p>
          </table:table-cell>
          <table:table-cell table:number-columns-repeated="1637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s://www.nikkei.com/nkd/company/?scode=9984" xlink:type="simple">ＳＢＧ</text:a>9984プライム</text:p>
          </table:table-cell>
          <table:table-cell table:style-name="ce2" office:value-type="float" office:value="10617775546290" calcext:value-type="float">
            <text:p>10617775546290</text:p>
          </table:table-cell>
          <table:table-cell table:style-name="ce2" office:value-type="string" calcext:value-type="string">
            <text:p>7,223(15:30)</text:p>
          </table:table-cell>
          <table:table-cell table:style-name="ce2" office:value-type="string" calcext:value-type="string">
            <text:p>＋203＋2.89%</text:p>
          </table:table-cell>
          <table:table-cell table:number-columns-repeated="1637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www.nikkei.com/nkd/company/?scode=9434" xlink:type="simple">ＳＢ</text:a>9434プライム</text:p>
          </table:table-cell>
          <table:table-cell table:style-name="ce2" office:value-type="float" office:value="10156742071890" calcext:value-type="float">
            <text:p>10156742071890</text:p>
          </table:table-cell>
          <table:table-cell table:style-name="ce2" office:value-type="string" calcext:value-type="string">
            <text:p>212.7(15:30)</text:p>
          </table:table-cell>
          <table:table-cell table:style-name="ce2" office:value-type="string" calcext:value-type="string">
            <text:p>－0.1－0.04%</text:p>
          </table:table-cell>
          <table:table-cell table:number-columns-repeated="1637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nikkei.com/nkd/company/?scode=8035" xlink:type="simple">東エレク</text:a>8035プライム</text:p>
          </table:table-cell>
          <table:table-cell table:style-name="ce2" office:value-type="float" office:value="10022195576250" calcext:value-type="float">
            <text:p>10022195576250</text:p>
          </table:table-cell>
          <table:table-cell table:style-name="ce2" office:value-type="string" calcext:value-type="string">
            <text:p>21,250(15:30)</text:p>
          </table:table-cell>
          <table:table-cell table:style-name="ce2" office:value-type="string" calcext:value-type="string">
            <text:p>＋865＋4.24%</text:p>
          </table:table-cell>
          <table:table-cell table:number-columns-repeated="1637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s://www.nikkei.com/nkd/company/?scode=7011" xlink:type="simple">三菱重</text:a>7011プライム</text:p>
          </table:table-cell>
          <table:table-cell table:style-name="ce2" office:value-type="float" office:value="9274157829690" calcext:value-type="float">
            <text:p>9274157829690</text:p>
          </table:table-cell>
          <table:table-cell table:style-name="ce2" office:value-type="string" calcext:value-type="string">
            <text:p>2,749(15:30)</text:p>
          </table:table-cell>
          <table:table-cell table:style-name="ce2" office:value-type="string" calcext:value-type="string">
            <text:p>＋52.5＋1.94%</text:p>
          </table:table-cell>
          <table:table-cell table:number-columns-repeated="1637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s://www.nikkei.com/nkd/company/?scode=8411" xlink:type="simple">みずほＦＧ</text:a>8411プライム</text:p>
          </table:table-cell>
          <table:table-cell table:style-name="ce2" office:value-type="float" office:value="8773014701060" calcext:value-type="float">
            <text:p>8773014701060</text:p>
          </table:table-cell>
          <table:table-cell table:style-name="ce2" office:value-type="string" calcext:value-type="string">
            <text:p>3,490(15:30)</text:p>
          </table:table-cell>
          <table:table-cell table:style-name="ce2" office:value-type="string" calcext:value-type="string">
            <text:p>＋36＋1.04%</text:p>
          </table:table-cell>
          <table:table-cell table:number-columns-repeated="1637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www.nikkei.com/nkd/company/?scode=2914" xlink:type="simple">ＪＴ</text:a>2914プライム</text:p>
          </table:table-cell>
          <table:table-cell table:style-name="ce2" office:value-type="float" office:value="8708000000000" calcext:value-type="float">
            <text:p>8708000000000</text:p>
          </table:table-cell>
          <table:table-cell table:style-name="ce2" office:value-type="string" calcext:value-type="string">
            <text:p>4,354(15:30)</text:p>
          </table:table-cell>
          <table:table-cell table:style-name="ce2" office:value-type="string" calcext:value-type="string">
            <text:p>＋13＋0.29%</text:p>
          </table:table-cell>
          <table:table-cell table:number-columns-repeated="1637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www.nikkei.com/nkd/company/?scode=8031" xlink:type="simple">三井物</text:a>8031プライム</text:p>
          </table:table-cell>
          <table:table-cell table:style-name="ce2" office:value-type="float" office:value="8192800127040" calcext:value-type="float">
            <text:p>8192800127040</text:p>
          </table:table-cell>
          <table:table-cell table:style-name="ce2" office:value-type="string" calcext:value-type="string">
            <text:p>2,820(15:30)</text:p>
          </table:table-cell>
          <table:table-cell table:style-name="ce2" office:value-type="string" calcext:value-type="string">
            <text:p>＋30＋1.07%</text:p>
          </table:table-cell>
          <table:table-cell table:number-columns-repeated="1637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s://www.nikkei.com/nkd/company/?scode=4063" xlink:type="simple">信越化</text:a>4063プライム</text:p>
          </table:table-cell>
          <table:table-cell table:style-name="ce2" office:value-type="float" office:value="8031293269790" calcext:value-type="float">
            <text:p>8031293269790</text:p>
          </table:table-cell>
          <table:table-cell table:style-name="ce2" office:value-type="string" calcext:value-type="string">
            <text:p>4,046(15:30)</text:p>
          </table:table-cell>
          <table:table-cell table:style-name="ce2" office:value-type="string" calcext:value-type="string">
            <text:p>＋123＋3.13%</text:p>
          </table:table-cell>
          <table:table-cell table:number-columns-repeated="1637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s://www.nikkei.com/nkd/company/?scode=7267" xlink:type="simple">ホンダ</text:a>7267プライム</text:p>
          </table:table-cell>
          <table:table-cell table:style-name="ce2" office:value-type="float" office:value="7590000000000" calcext:value-type="float">
            <text:p>7590000000000</text:p>
          </table:table-cell>
          <table:table-cell table:style-name="ce2" office:value-type="string" calcext:value-type="string">
            <text:p>1,437.5(15:30)</text:p>
          </table:table-cell>
          <table:table-cell table:style-name="ce2" office:value-type="string" calcext:value-type="string">
            <text:p>＋10＋0.70%</text:p>
          </table:table-cell>
          <table:table-cell table:number-columns-repeated="1637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s://www.nikkei.com/nkd/company/?scode=4502" xlink:type="simple">武田</text:a>4502プライム</text:p>
          </table:table-cell>
          <table:table-cell table:style-name="ce2" office:value-type="float" office:value="6801309578475" calcext:value-type="float">
            <text:p>6801309578475</text:p>
          </table:table-cell>
          <table:table-cell table:style-name="ce2" office:value-type="string" calcext:value-type="string">
            <text:p>4,275(15:30)</text:p>
          </table:table-cell>
          <table:table-cell table:style-name="ce2" office:value-type="string" calcext:value-type="string">
            <text:p>＋16＋0.37%</text:p>
          </table:table-cell>
          <table:table-cell table:number-columns-repeated="1637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www.nikkei.com/nkd/company/?scode=4568" xlink:type="simple">第一三共</text:a>4568プライム</text:p>
          </table:table-cell>
          <table:table-cell table:style-name="ce2" office:value-type="float" office:value="6723018860467" calcext:value-type="float">
            <text:p>6723018860467</text:p>
          </table:table-cell>
          <table:table-cell table:style-name="ce2" office:value-type="string" calcext:value-type="string">
            <text:p>3,523(15:30)</text:p>
          </table:table-cell>
          <table:table-cell table:style-name="ce2" office:value-type="string" calcext:value-type="string">
            <text:p>＋207＋6.24%</text:p>
          </table:table-cell>
          <table:table-cell table:number-columns-repeated="1637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s://www.nikkei.com/nkd/company/?scode=6702" xlink:type="simple">富士通</text:a>6702プライム</text:p>
          </table:table-cell>
          <table:table-cell table:style-name="ce2" office:value-type="float" office:value="6379014026000" calcext:value-type="float">
            <text:p>6379014026000</text:p>
          </table:table-cell>
          <table:table-cell table:style-name="ce2" office:value-type="string" calcext:value-type="string">
            <text:p>3,080(15:30)</text:p>
          </table:table-cell>
          <table:table-cell table:style-name="ce2" office:value-type="string" calcext:value-type="string">
            <text:p>＋141＋4.79%</text:p>
          </table:table-cell>
          <table:table-cell table:number-columns-repeated="1637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s://www.nikkei.com/nkd/company/?scode=7751" xlink:type="simple">キヤノン</text:a>7751プライム</text:p>
          </table:table-cell>
          <table:table-cell table:style-name="ce2" office:value-type="float" office:value="5777863326048" calcext:value-type="float">
            <text:p>5777863326048</text:p>
          </table:table-cell>
          <table:table-cell table:style-name="ce2" office:value-type="string" calcext:value-type="string">
            <text:p>4,332(15:30)</text:p>
          </table:table-cell>
          <table:table-cell table:style-name="ce2" office:value-type="string" calcext:value-type="string">
            <text:p>＋44＋1.02%</text:p>
          </table:table-cell>
          <table:table-cell table:number-columns-repeated="1637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s://www.nikkei.com/nkd/company/?scode=7741" xlink:type="simple">ＨＯＹＡ</text:a>7741プライム</text:p>
          </table:table-cell>
          <table:table-cell table:style-name="ce2" office:value-type="float" office:value="5722240794900" calcext:value-type="float">
            <text:p>5722240794900</text:p>
          </table:table-cell>
          <table:table-cell table:style-name="ce2" office:value-type="string" calcext:value-type="string">
            <text:p>16,545(15:30)</text:p>
          </table:table-cell>
          <table:table-cell table:style-name="ce2" office:value-type="string" calcext:value-type="string">
            <text:p>＋420＋2.60%</text:p>
          </table:table-cell>
          <table:table-cell table:number-columns-repeated="1637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https://www.nikkei.com/nkd/company/?scode=6503" xlink:type="simple">三菱電</text:a>6503プライム</text:p>
          </table:table-cell>
          <table:table-cell table:style-name="ce2" office:value-type="float" office:value="5592587904721.5" calcext:value-type="float">
            <text:p>5592587904721.5</text:p>
          </table:table-cell>
          <table:table-cell table:style-name="ce2" office:value-type="string" calcext:value-type="string">
            <text:p>2,646.5(15:30)</text:p>
          </table:table-cell>
          <table:table-cell table:style-name="ce2" office:value-type="string" calcext:value-type="string">
            <text:p>＋99＋3.88%</text:p>
          </table:table-cell>
          <table:table-cell table:number-columns-repeated="16379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00/00/00</text:date>, <text:time style:data-style-name="N2" text:time-value="16:13:39.36531607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7T12:24:29.973092701</meta:creation-date>
    <dc:date>2025-04-25T16:14:52.506548548</dc:date>
    <meta:editing-duration>PT25M58S</meta:editing-duration>
    <meta:editing-cycles>17</meta:editing-cycles>
    <meta:generator>LibreOffice/25.2.3.1$Linux_X86_64 LibreOffice_project/520$Build-1</meta:generator>
    <meta:document-statistic meta:table-count="1" meta:cell-count="155" meta:object-count="0"/>
  </office:meta>
</office:document-meta>
</file>